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fo:color="#9cdcfe"/>
    </style:style>
    <style:style style:name="T2" style:family="text">
      <style:text-properties fo:color="#d4d4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nicio</text:p>
      <text:p text:style-name="Standard"/>
      <text:p text:style-name="Standard">Classe Ponto:</text:p>
      <text:p text:style-name="Standard"><text:tab/>função parâmetros(molde, x, y):</text:p>
      <text:p text:style-name="Standard"><text:tab/><text:tab/>molde.x = x</text:p>
      <text:p text:style-name="Standard"><text:tab/><text:tab/>molde.y = y</text:p>
      <text:p text:style-name="Standard"><text:tab/><text:tab/>molde.CoordenadasDoPonto = (molde.x, ,molde.y)</text:p>
      <text:p text:style-name="Standard"/>
      <text:p text:style-name="Standard">Classe Reta</text:p>
      <text:p text:style-name="Standard"><text:tab/>função</text:p>
      <text:p text:style-name="Standard"/>
      <text:p text:style-name="Standard">Fim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08T10:38:43.567386667</meta:creation-date>
    <dc:date>2023-09-08T10:42:31.369741177</dc:date>
    <meta:editing-duration>PT3M48S</meta:editing-duration>
    <meta:editing-cycles>1</meta:editing-cycles>
    <meta:document-statistic meta:table-count="0" meta:image-count="0" meta:object-count="0" meta:page-count="1" meta:paragraph-count="9" meta:word-count="21" meta:character-count="146" meta:non-whitespace-character-count="126"/>
    <meta:generator>LibreOffice/6.4.7.2$Linux_X86_64 LibreOffice_project/40$Build-2</meta:generator>
  </office:meta>
</office:document-meta>
</file>